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Fine_20_Dashed" draw:fill="none" draw:textarea-horizontal-align="justify" draw:textarea-vertical-align="middle" draw:auto-grow-height="false" fo:min-height="3.164cm" fo:min-width="4.799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7.493cm" svg:height="4.826cm" svg:x="6.842cm" svg:y="10.271cm">
          <text:p text:style-name="P1">Masters</text:p>
          <text:p text:style-name="P1">(role: master/ingest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4" draw:id="id4" draw:layer="layout" svg:width="7.493cm" svg:height="4.826cm" svg:x="1.889cm" svg:y="17.383cm">
          <text:p text:style-name="P1">Hot data nodes</text:p>
          <text:p text:style-name="P1">(role: data/ingest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5" draw:id="id5" draw:layer="layout" svg:width="7.493cm" svg:height="4.826cm" svg:x="11.414cm" svg:y="17.129cm">
          <text:p text:style-name="P1">Warm data nodes</text:p>
          <text:p text:style-name="P1">(role: data/ingest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" draw:id="id3" draw:layer="layout" svg:width="7.493cm" svg:height="4.826cm" svg:x="11.033cm" svg:y="3.794cm">
          <text:p text:style-name="P1">Masters</text:p>
          <text:p text:style-name="P1">(role: master/ingest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" draw:id="id1" draw:layer="layout" svg:width="7.493cm" svg:height="4.826cm" svg:x="1.889cm" svg:y="3.794cm">
          <text:p text:style-name="P1">Ingest</text:p>
          <text:p text:style-name="P1">(role: ingest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line" svg:x1="5.636cm" svg:y1="8.62cm" svg:x2="7.939cm" svg:y2="10.977cm" draw:start-shape="id1" draw:start-glue-point="8" draw:end-shape="id2" draw:end-glue-point="5" svg:d="M5636 8620l2303 2357" svg:viewBox="0 0 2304 2358">
          <text:p/>
        </draw:connector>
        <draw:connector draw:style-name="gr2" draw:text-style-name="P2" draw:layer="layout" draw:type="line" svg:x1="14.78cm" svg:y1="8.62cm" svg:x2="13.238cm" svg:y2="10.977cm" draw:start-shape="id3" draw:start-glue-point="8" draw:end-shape="id2" draw:end-glue-point="11" svg:d="M14780 8620l-1542 2357" svg:viewBox="0 0 1543 2358">
          <text:p/>
        </draw:connector>
        <draw:connector draw:style-name="gr2" draw:text-style-name="P2" draw:layer="layout" draw:type="line" svg:x1="5.636cm" svg:y1="17.383cm" svg:x2="7.939cm" svg:y2="14.391cm" draw:start-shape="id4" draw:start-glue-point="4" draw:end-shape="id2" draw:end-glue-point="7" svg:d="M5636 17383l2303-2992" svg:viewBox="0 0 2304 2993">
          <text:p/>
        </draw:connector>
        <draw:connector draw:style-name="gr2" draw:text-style-name="P2" draw:layer="layout" draw:type="line" svg:x1="15.161cm" svg:y1="17.129cm" svg:x2="13.238cm" svg:y2="14.391cm" draw:start-shape="id5" draw:start-glue-point="4" draw:end-shape="id2" draw:end-glue-point="9" svg:d="M15161 17129l-1923-2738" svg:viewBox="0 0 1924 2739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28T15:49:51.852203308</meta:creation-date>
    <dc:date>2018-04-28T16:27:36.799944063</dc:date>
    <meta:editing-duration>PT37M43S</meta:editing-duration>
    <meta:editing-cycles>6</meta:editing-cycles>
    <meta:generator>LibreOffice/5.1.6.2$Linux_X86_64 LibreOffice_project/10m0$Build-2</meta:generator>
    <meta:document-statistic meta:object-count="9"/>
  </office:meta>
</office:document-meta>
</file>